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975cm" fo:min-width="2.976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15cm" fo:padding-right="0.27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 draw:shadow-opacity="7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509cm" fo:min-width="2.488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975cm" fo:min-width="2.339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92cm" fo:min-width="2.269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svg:stroke-width="0.1cm" svg:stroke-color="#ff6633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974cm" fo:min-width="2.416cm" fo:padding-top="0.175cm" fo:padding-bottom="0.175cm" fo:padding-left="0.3cm" fo:padding-right="0.3cm" draw:shadow="visible" draw:shadow-offset-x="0.1cm" draw:shadow-offset-y="0.1cm" draw:shadow-opacity="100%"/>
    </style:style>
    <style:style style:name="gr11" style:family="graphic" style:parent-style-name="standard">
      <style:graphic-properties svg:stroke-width="0.1cm" svg:stroke-color="#6b4794" draw:marker-start-width="0cm" draw:marker-end="Arrow" draw:marker-end-width="0.3cm" draw:textarea-horizontal-align="center" draw:textarea-vertical-align="middle" fo:padding-top="0.175cm" fo:padding-bottom="0.175cm" fo:padding-left="0.3cm" fo:padding-right="0.3cm" draw:shadow="visible" draw:shadow-offset-x="0.1cm" draw:shadow-offset-y="0.1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394cm" fo:padding-top="0.175cm" fo:padding-bottom="0.175cm" fo:padding-left="0.3cm" fo:padding-right="0.3cm" draw:shadow="visible" draw:shadow-offset-x="0.1cm" draw:shadow-offset-y="0.1cm"/>
    </style:style>
    <style:style style:name="gr13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91cm" fo:min-width="2.773cm" fo:padding-top="0.175cm" fo:padding-bottom="0.175cm" fo:padding-left="0.3cm" fo:padding-right="0.3cm" draw:shadow="visible" draw:shadow-offset-x="0.1cm" draw:shadow-offset-y="0.1cm" draw:shadow-opacity="100%"/>
    </style:style>
    <style:style style:name="gr1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visible" draw:shadow-offset-x="0.1cm" draw:shadow-offset-y="0.1cm" draw:shadow-opacity="100%"/>
    </style:style>
    <style:style style:name="gr15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16" style:family="graphic" style:parent-style-name="standard">
      <style:graphic-properties svg:stroke-color="#00ae00" draw:textarea-horizontal-align="center" draw:textarea-vertical-align="middle" draw:shadow-color="#00ae00"/>
    </style:style>
    <style:style style:name="gr17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8" style:family="graphic" style:parent-style-name="standard">
      <style:graphic-properties svg:stroke-color="#0084d1" draw:textarea-horizontal-align="center" draw:textarea-vertical-align="middle" draw:shadow-color="#0084d1"/>
    </style:style>
    <style:style style:name="gr19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0" style:family="graphic" style:parent-style-name="standard">
      <style:graphic-properties svg:stroke-color="#800080" draw:textarea-horizontal-align="center" draw:textarea-vertical-align="middle" draw:shadow-color="#6b4794"/>
    </style:style>
    <style:style style:name="gr21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2" style:family="graphic" style:parent-style-name="standard">
      <style:graphic-properties svg:stroke-color="#ff6633" draw:textarea-horizontal-align="center" draw:textarea-vertical-align="middle" draw:shadow-color="#ff6633"/>
    </style:style>
    <style:style style:name="gr23" style:family="graphic" style:parent-style-name="standard">
      <style:graphic-properties draw:stroke="none" svg:stroke-width="0.1cm" svg:stroke-color="#000000" draw:fill="none" draw:fill-color="#ffffff" fo:min-height="0.395cm" fo:padding-top="0.175cm" fo:padding-bottom="0.175cm" fo:padding-left="0.3cm" fo:padding-right="0.3cm" draw:shadow="visible" draw:shadow-offset-x="0.1cm" draw:shadow-offset-y="0.1cm"/>
    </style:style>
    <style:style style:name="gr24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color="#c0c0c0" draw:shadow-opacity="70%"/>
    </style:style>
    <style:style style:name="gr2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1.866cm" fo:padding-top="0.175cm" fo:padding-bottom="0.175cm" fo:padding-left="0.3cm" fo:padding-right="0.3cm" draw:shadow="visible" draw:shadow-offset-x="0.1cm" draw:shadow-offset-y="0.1cm" draw:shadow-opacity="100%"/>
    </style:style>
    <style:style style:name="gr26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27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9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84d1" fo:font-size="9pt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end" fo:text-indent="0cm">
        <style:tab-stops/>
      </style:paragraph-properties>
      <style:text-properties fo:font-size="7pt"/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6633" fo:font-size="9pt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text-indent="0cm"/>
      <style:text-properties fo:font-size="7pt" fo:font-style="italic" style:font-size-asian="18pt" style:font-size-complex="18pt"/>
    </style:style>
    <style:style style:name="P12" style:family="paragraph">
      <style:paragraph-properties fo:margin-left="0cm" fo:margin-right="0cm" fo:text-align="end" fo:text-indent="0cm">
        <style:tab-stops/>
      </style:paragraph-properties>
      <style:text-properties fo:color="#0084d1" fo:font-size="7pt" style:font-size-asian="12pt" style:font-size-complex="12pt"/>
    </style:style>
    <style:style style:name="P13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T1" style:family="text">
      <style:text-properties fo:color="#00ae00" fo:font-size="9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84d1" fo:font-size="9pt" fo:font-weight="bold" style:font-size-asian="18pt" style:font-weight-asian="bold" style:font-size-complex="18pt" style:font-weight-complex="bold"/>
    </style:style>
    <style:style style:name="T4" style:family="text">
      <style:text-properties fo:color="#ff6633" fo:font-size="9pt" fo:font-weight="bold" style:font-size-asian="18pt" style:font-weight-asian="bold" style:font-size-complex="18pt" style:font-weight-complex="bold"/>
    </style:style>
    <style:style style:name="T5" style:family="text">
      <style:text-properties fo:color="#00ae00" style:font-size-asian="12pt" style:font-size-complex="12pt"/>
    </style:style>
    <style:style style:name="T6" style:family="text">
      <style:text-properties fo:color="#0084d1" style:font-size-asian="12pt" style:font-size-complex="12pt"/>
    </style:style>
    <style:style style:name="T7" style:family="text">
      <style:text-properties fo:color="#6b4794" fo:font-size="9pt" fo:font-weight="bold" style:font-size-asian="18pt" style:font-weight-asian="bold" style:font-size-complex="18pt" style:font-weight-complex="bold"/>
    </style:style>
    <style:style style:name="T8" style:family="text">
      <style:text-properties fo:font-size="7pt" fo:font-style="italic" style:font-size-asian="18pt" style:font-size-complex="18pt"/>
    </style:style>
    <style:style style:name="T9" style:family="text">
      <style:text-properties fo:color="#6b4794" style:font-size-asian="12pt" style:font-size-complex="12pt"/>
    </style:style>
    <style:style style:name="T10" style:family="text">
      <style:text-properties fo:color="#ff6633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576cm" svg:height="1.325cm" svg:x="-0.161cm" svg:y="4.689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4.287cm" svg:height="1.076cm" svg:x="3.448cm" svg:y="4.481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87cm" svg:height="1.14cm" svg:x="3.448cm" svg:y="3.077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287cm" svg:height="1.258cm" svg:x="3.448cm" svg:y="1.599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287cm" svg:height="1.139cm" svg:x="3.448cm" svg:y="0.195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685cm" svg:height="0.76cm" svg:x="4.798cm" svg:y="5.80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3.088cm" svg:height="0.859cm" svg:x="-0.149cm" svg:y="2.959cm">
          <draw:text-box>
            <text:p text:style-name="P1"><text:span text:style-name="T3">Service Model</text:span></text:p>
          </draw:text-box>
        </draw:frame>
        <draw:frame draw:style-name="gr6" draw:text-style-name="P6" draw:layer="layout" svg:width="2.939cm" svg:height="1.325cm" svg:x="-0.179cm" svg:y="0.978cm">
          <draw:text-box>
            <text:p text:style-name="P1"><text:span text:style-name="T4">Presentation</text:span><text:span text:style-name="T3"> </text:span></text:p>
            <text:p text:style-name="P1"><text:span text:style-name="T4">Model</text:span></text:p>
          </draw:text-box>
        </draw:frame>
        <draw:frame draw:style-name="gr7" draw:text-style-name="P8" draw:layer="layout" svg:width="2.869cm" svg:height="1.642cm" svg:x="5.041cm" svg:y="2.692cm">
          <draw:text-box>
            <text:p text:style-name="P7"><text:span text:style-name="T5"/></text:p>
            <text:p text:style-name="P7"><text:span text:style-name="T5"/></text:p>
            <text:p text:style-name="P7"><text:span text:style-name="T6">Business Services</text:span></text:p>
            <text:p text:style-name="P7"><text:span text:style-name="T6">Spring configuration</text:span></text:p>
          </draw:text-box>
        </draw:frame>
        <draw:frame draw:style-name="gr8" draw:text-style-name="P9" draw:layer="layout" svg:width="2.973cm" svg:height="1.42cm" svg:x="4.875cm" svg:y="4.291cm">
          <draw:text-box>
            <text:p text:style-name="P7"><text:span text:style-name="T5">Data Access Objects</text:span></text:p>
            <text:p text:style-name="P7"><text:span text:style-name="T5">Spring configuration</text:span></text:p>
            <text:p text:style-name="P7"><text:span text:style-name="T5">Hibernate mappings</text:span></text:p>
          </draw:text-box>
        </draw:frame>
        <draw:line draw:style-name="gr9" draw:text-style-name="P5" draw:layer="layout" svg:x1="1.567cm" svg:y1="0.864cm" svg:x2="3.07cm" svg:y2="0.864cm">
          <text:p text:style-name="P1"/>
        </draw:line>
        <draw:frame draw:style-name="gr10" draw:text-style-name="P10" draw:layer="layout" svg:width="3.016cm" svg:height="1.324cm" svg:x="10.529cm" svg:y="0.472cm">
          <draw:text-box>
            <text:p text:style-name="P1"><text:span text:style-name="T7">DataContract</text:span><text:span text:style-name="T4"> </text:span></text:p>
            <text:p text:style-name="P1"><text:span text:style-name="T7">Model</text:span></text:p>
          </draw:text-box>
        </draw:frame>
        <draw:connector draw:style-name="gr11" draw:text-style-name="P5" draw:layer="layout" draw:type="curve" svg:x1="11.291cm" svg:y1="2.029cm" svg:x2="9.682cm" svg:y2="2.022cm" svg:d="m11291 2029c-1206 0-401-7-1609-7">
          <text:p text:style-name="P1"/>
        </draw:connector>
        <draw:frame draw:style-name="gr12" draw:text-style-name="P11" draw:layer="layout" svg:width="1.88cm" svg:height="0.744cm" svg:x="9.982cm" svg:y="1.353cm">
          <draw:text-box>
            <text:p text:style-name="P1"><text:span text:style-name="T8">generate</text:span></text:p>
          </draw:text-box>
        </draw:frame>
        <draw:frame draw:style-name="gr13" draw:text-style-name="P8" draw:layer="layout" svg:width="3.373cm" svg:height="1.641cm" svg:x="4.464cm" svg:y="1.415cm">
          <draw:text-box>
            <text:p text:style-name="P7"><text:span text:style-name="T9">Data Transfer Object's</text:span></text:p>
            <text:p text:style-name="P7"><text:span text:style-name="T9">DTO Translators</text:span></text:p>
            <text:p text:style-name="P7"><text:span text:style-name="T6">Remote / Local Services</text:span></text:p>
            <text:p text:style-name="P7"><text:span text:style-name="T6">Spring configuration</text:span></text:p>
          </draw:text-box>
        </draw:frame>
        <draw:custom-shape draw:style-name="gr4" draw:text-style-name="P5" draw:layer="layout" svg:width="1.162cm" svg:height="0.383cm" svg:x="5.44cm" svg:y="6.388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12" draw:layer="layout" svg:width="1.547cm" svg:height="1.002cm" svg:x="6.29cm" svg:y="0.456cm">
          <draw:text-box>
            <text:p text:style-name="P7"><text:span text:style-name="T10">Html</text:span></text:p>
            <text:p text:style-name="P7"><text:span text:style-name="T10">Servlets</text:span></text:p>
          </draw:text-box>
        </draw:frame>
        <draw:g>
          <draw:custom-shape draw:style-name="gr15" draw:text-style-name="P13" draw:id="id1" draw:layer="layout" svg:width="0.327cm" svg:height="0.21cm" svg:x="0.164cm" svg:y="4.13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id="id3" draw:layer="layout" svg:width="0.325cm" svg:height="0.21cm" svg:x="0.344cm" svg:y="4.52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id="id2" draw:layer="layout" svg:width="0.325cm" svg:height="0.21cm" svg:x="0.665cm" svg:y="4.13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5" draw:layer="layout" svg:x1="0.491cm" svg:y1="4.239cm" svg:x2="0.665cm" svg:y2="4.239cm" draw:start-shape="id1" draw:start-glue-point="1" draw:end-shape="id2" draw:end-glue-point="3" svg:d="m491 4239h174">
            <text:p text:style-name="P1"/>
          </draw:connector>
          <draw:connector draw:style-name="gr16" draw:text-style-name="P5" draw:layer="layout" svg:x1="0.827cm" svg:y1="4.344cm" svg:x2="0.669cm" svg:y2="4.63cm" draw:start-shape="id2" draw:start-glue-point="2" draw:end-shape="id3" draw:end-glue-point="1" svg:d="m827 4344v286h-158">
            <text:p text:style-name="P1"/>
          </draw:connector>
        </draw:g>
        <draw:g>
          <draw:custom-shape draw:style-name="gr17" draw:text-style-name="P13" draw:id="id4" draw:layer="layout" svg:width="0.326cm" svg:height="0.21cm" svg:x="0.177cm" svg:y="2.40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id="id6" draw:layer="layout" svg:width="0.326cm" svg:height="0.21cm" svg:x="0.356cm" svg:y="2.79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id="id5" draw:layer="layout" svg:width="0.327cm" svg:height="0.21cm" svg:x="0.676cm" svg:y="2.40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5" draw:layer="layout" svg:x1="0.503cm" svg:y1="2.511cm" svg:x2="0.676cm" svg:y2="2.511cm" draw:start-shape="id4" draw:start-glue-point="1" draw:end-shape="id5" draw:end-glue-point="3" svg:d="m503 2511h173">
            <text:p text:style-name="P1"/>
          </draw:connector>
          <draw:connector draw:style-name="gr18" draw:text-style-name="P5" draw:layer="layout" svg:x1="0.839cm" svg:y1="2.616cm" svg:x2="0.682cm" svg:y2="2.902cm" draw:start-shape="id5" draw:start-glue-point="2" draw:end-shape="id6" draw:end-glue-point="1" svg:d="m839 2616v286h-157">
            <text:p text:style-name="P1"/>
          </draw:connector>
        </draw:g>
        <draw:g>
          <draw:custom-shape draw:style-name="gr19" draw:text-style-name="P13" draw:id="id7" draw:layer="layout" svg:width="0.325cm" svg:height="0.21cm" svg:x="9.644cm" svg:y="0.76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3" draw:id="id9" draw:layer="layout" svg:width="0.326cm" svg:height="0.21cm" svg:x="9.822cm" svg:y="1.15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3" draw:id="id8" draw:layer="layout" svg:width="0.327cm" svg:height="0.21cm" svg:x="10.143cm" svg:y="0.76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5" draw:layer="layout" svg:x1="9.969cm" svg:y1="0.869cm" svg:x2="10.143cm" svg:y2="0.869cm" draw:start-shape="id7" draw:start-glue-point="1" draw:end-shape="id8" draw:end-glue-point="3" svg:d="m9969 869h174">
            <text:p text:style-name="P1"/>
          </draw:connector>
          <draw:connector draw:style-name="gr20" draw:text-style-name="P5" draw:layer="layout" svg:x1="10.306cm" svg:y1="0.974cm" svg:x2="10.148cm" svg:y2="1.26cm" draw:start-shape="id8" draw:start-glue-point="2" draw:end-shape="id9" draw:end-glue-point="1" svg:d="m10306 974v286h-158">
            <text:p text:style-name="P1"/>
          </draw:connector>
        </draw:g>
        <draw:g>
          <draw:custom-shape draw:style-name="gr21" draw:text-style-name="P13" draw:id="id10" draw:layer="layout" svg:width="0.326cm" svg:height="0.21cm" svg:x="0.177cm" svg:y="0.45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id="id12" draw:layer="layout" svg:width="0.326cm" svg:height="0.21cm" svg:x="0.356cm" svg:y="0.84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id="id11" draw:layer="layout" svg:width="0.327cm" svg:height="0.21cm" svg:x="0.676cm" svg:y="0.45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503cm" svg:y1="0.557cm" svg:x2="0.676cm" svg:y2="0.557cm" draw:start-shape="id10" draw:start-glue-point="1" draw:end-shape="id11" draw:end-glue-point="3" svg:d="m503 557h173">
            <text:p text:style-name="P1"/>
          </draw:connector>
          <draw:connector draw:style-name="gr22" draw:text-style-name="P5" draw:layer="layout" svg:x1="0.839cm" svg:y1="0.662cm" svg:x2="0.682cm" svg:y2="0.948cm" draw:start-shape="id11" draw:start-glue-point="2" draw:end-shape="id12" draw:end-glue-point="1" svg:d="m839 662v286h-157">
            <text:p text:style-name="P1"/>
          </draw:connector>
        </draw:g>
        <draw:frame draw:style-name="gr23" draw:text-style-name="P11" draw:layer="layout" svg:width="2.111cm" svg:height="0.745cm" svg:x="1.326cm" svg:y="0.124cm">
          <draw:text-box>
            <text:p text:style-name="P1"><text:span text:style-name="T8">generate</text:span></text:p>
          </draw:text-box>
        </draw:frame>
        <draw:custom-shape draw:style-name="gr24" draw:text-style-name="P4" draw:layer="layout" svg:width="3.907cm" svg:height="1.225cm" draw:transform="rotate (1.5707963267946) translate (8.007cm 5.561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2.466cm" svg:height="1.002cm" draw:transform="rotate (1.5707963267946) translate (8.319cm 4.105cm)">
          <draw:text-box>
            <text:p text:style-name="P7"><text:span text:style-name="T5">Domain Classes</text:span></text:p>
            <text:p text:style-name="P7"><text:span text:style-name="T5">Business Rules</text:span></text:p>
          </draw:text-box>
        </draw:frame>
        <draw:line draw:style-name="gr26" draw:text-style-name="P5" draw:layer="layout" svg:x1="1.567cm" svg:y1="2.818cm" svg:x2="3.07cm" svg:y2="2.818cm">
          <text:p text:style-name="P1"/>
        </draw:line>
        <draw:line draw:style-name="gr27" draw:text-style-name="P5" draw:layer="layout" svg:x1="1.567cm" svg:y1="4.546cm" svg:x2="3.07cm" svg:y2="4.546cm">
          <text:p text:style-name="P1"/>
        </draw:line>
        <draw:frame draw:style-name="gr23" draw:text-style-name="P11" draw:layer="layout" svg:width="2.111cm" svg:height="0.745cm" svg:x="1.326cm" svg:y="3.806cm">
          <draw:text-box>
            <text:p text:style-name="P1"><text:span text:style-name="T8">generate</text:span></text:p>
          </draw:text-box>
        </draw:frame>
        <draw:frame draw:style-name="gr12" draw:text-style-name="P11" draw:layer="layout" svg:width="2.111cm" svg:height="0.744cm" svg:x="1.326cm" svg:y="2.078cm">
          <draw:text-box>
            <text:p text:style-name="P1"><text:span text:style-name="T8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3.02cm" fo:page-height="6.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date>2009-03-15T12:50:33</dc:date>
    <meta:editing-cycles>81</meta:editing-cycles>
    <meta:editing-duration>PT19H40M4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